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4597in" table:align="left"/>
    </style:style>
    <style:style style:name="Table1.A" style:family="table-column">
      <style:table-column-properties style:column-width="2.5451in"/>
    </style:style>
    <style:style style:name="Table1.B" style:family="table-column">
      <style:table-column-properties style:column-width="3.9146in"/>
    </style:style>
    <style:style style:name="Table1.A1" style:family="table-cell">
      <style:table-cell-properties style:vertical-align="middle" fo:padding="0.0194in" fo:border="none"/>
    </style:style>
    <style:style style:name="P1" style:family="paragraph" style:parent-style-name="Text_20_body" style:list-style-name="L1"/>
    <style:style style:name="T1"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is an excellent draft—thorough, well-structured, and grounded in political precedent, technical feasibility, and democratic ideals. It functions both as a <text:span text:style-name="Strong_20_Emphasis">constitutional article</text:span> and a <text:span text:style-name="Strong_20_Emphasis">strategic roadmap</text:span>, and it’s effective at persuading multiple stakeholder types (governments, civil society, citizens, funders).</text:p>
      <text:p text:style-name="Text_20_body">Here are a few <text:span text:style-name="Strong_20_Emphasis">targeted suggestions to refine and optimize</text:span> it even further for clarity, impact, and flow:</text:p>
      <text:p text:style-name="Horizontal_20_Line"/>
      <text:h text:style-name="Heading_20_3" text:outline-level="3">🔧 Suggested Edits &amp; Enhancements</text:h>
      <text:h text:style-name="Heading_20_4" text:outline-level="4"><text:span text:style-name="Strong_20_Emphasis">Title Tweak</text:span></text:h>
      <text:p text:style-name="Text_20_body">Consider:</text:p>
      <text:p text:style-name="Quotations"><text:span text:style-name="Strong_20_Emphasis">Article XIV – Phased Path to Adoption and Democratic Implementation</text:span></text:p>
      <text:p text:style-name="Text_20_body">“Phased” highlights the incremental nature, and “Democratic Implementation” reinforces its legitimacy and participatory ethos.</text:p>
      <text:p text:style-name="Horizontal_20_Line"/>
      <text:h text:style-name="Heading_20_4" text:outline-level="4"><text:span text:style-name="Strong_20_Emphasis">Section 1 – Pilot Federations</text:span></text:h>
      <text:p text:style-name="Text_20_body"><text:span text:style-name="Strong_20_Emphasis">Current:</text:span></text:p>
      <text:p text:style-name="Quotations">“…akin to how the WHO, ICC, and ILO were launched…”</text:p>
      <text:p text:style-name="Text_20_body"><text:span text:style-name="Strong_20_Emphasis">Suggested Addition:</text:span><text:line-break/>Mention the <text:span text:style-name="Strong_20_Emphasis">Montreux Declaration</text:span> (for ILO) or <text:span text:style-name="Strong_20_Emphasis">Rome Statute</text:span> (for ICC) to emphasize how <text:span text:style-name="Strong_20_Emphasis">normative legitimacy was built outside formal UN structures.</text:span></text:p>
      <text:p text:style-name="Quotations">“…akin to the independent launches of the WHO (from the League’s health organization), the Rome Statute for the ICC, or the ILO’s Montreux Declaration—each proving that critical institutions can be born outside existing global power frameworks.”</text:p>
      <text:p text:style-name="Horizontal_20_Line"/>
      <text:h text:style-name="Heading_20_4" text:outline-level="4"><text:span text:style-name="Strong_20_Emphasis">Section 2 – UNPA</text:span></text:h>
      <text:p text:style-name="Text_20_body">Add:</text:p>
      <text:p text:style-name="Quotations">“…The UNPA serves as a democratic proto-body within the UN system, potentially evolving into a bicameral model alongside the General Assembly.”</text:p>
      <text:p text:style-name="Text_20_body">Helps align with long-term goals of <text:span text:style-name="Strong_20_Emphasis">democratic global governance</text:span> while being tactically flexible.</text:p>
      <text:p text:style-name="Horizontal_20_Line"/>
      <text:h text:style-name="Heading_20_4" text:outline-level="4"><text:span text:style-name="Strong_20_Emphasis">Section 3 – Financial &amp; Technical Incentives</text:span></text:h>
      <text:p text:style-name="Text_20_body">Consider clarifying:</text:p>
      <text:p text:style-name="Quotations"><text:soft-page-break/>“Modeled after instruments like the GAVI Advance Market Commitment and GHIT Fund…”</text:p>
      <text:p text:style-name="Text_20_body">Also consider linking to <text:span text:style-name="Strong_20_Emphasis">climate finance precedents</text:span> like the <text:span text:style-name="Strong_20_Emphasis">Green Climate Fund</text:span> for legitimacy.</text:p>
      <text:p text:style-name="Horizontal_20_Line"/>
      <text:h text:style-name="Heading_20_4" text:outline-level="4"><text:span text:style-name="Strong_20_Emphasis">Section 4 – Grassroots Participation</text:span></text:h>
      <text:p text:style-name="Quotations">“Thousands of citizens produce proposals and sign petitions…”</text:p>
      <text:p text:style-name="Text_20_body">Clarify whether these are <text:span text:style-name="Emphasis">formal</text:span> or <text:span text:style-name="Emphasis">advisory</text:span>. Suggest:</text:p>
      <text:p text:style-name="Quotations">“…citizen-generated proposals, reviewed through deliberative committees, influence formal drafts or trigger consultative referenda.”</text:p>
      <text:p text:style-name="Horizontal_20_Line"/>
      <text:h text:style-name="Heading_20_4" text:outline-level="4"><text:span text:style-name="Strong_20_Emphasis">Section 5 – Citizen-Legislator Hybrid Convention</text:span></text:h>
      <text:p text:style-name="Text_20_body">Strengthen legitimacy with:</text:p>
      <text:p text:style-name="Quotations">“This hybrid model draws on lessons from Ireland’s Constitutional Convention, Mongolia’s deliberative reforms, and Chile’s mixed-process constitutional rewrite.”</text:p>
      <text:p text:style-name="Horizontal_20_Line"/>
      <text:h text:style-name="Heading_20_4" text:outline-level="4"><text:span text:style-name="Strong_20_Emphasis">Section 6 – Layered Ratification</text:span></text:h>
      <text:p text:style-name="Text_20_body">This is powerful. You could bolster with:</text:p>
      <text:p text:style-name="Quotations">“This dual-track ratification process echoes strategies from the European Coal and Steel Community’s phased expansion and the Earth Constitution Movement's parallel civil track.”</text:p>
      <text:p text:style-name="Horizontal_20_Line"/>
      <text:h text:style-name="Heading_20_4" text:outline-level="4"><text:span text:style-name="Strong_20_Emphasis">Section 7 – Citizen Juries</text:span></text:h>
      <text:p text:style-name="Quotations">“Citizen juries deliberate major questions…”</text:p>
      <text:p text:style-name="Text_20_body">Add the phrase:</text:p>
      <text:p text:style-name="Quotations">“randomly selected, demographically representative panels—ensuring equity and epistemic fairness in global deliberation.”</text:p>
      <text:p text:style-name="Horizontal_20_Line"/>
      <text:h text:style-name="Heading_20_4" text:outline-level="4"><text:span text:style-name="Strong_20_Emphasis">Section 8 – Symbolic Early Benefits</text:span></text:h>
      <text:p text:style-name="Text_20_body">Consider renaming to:</text:p>
      <text:p text:style-name="Quotations"><text:span text:style-name="Strong_20_Emphasis">“Early Adopter Prestige &amp; Preferential Access”</text:span></text:p>
      <text:p text:style-name="Text_20_body"><text:soft-page-break/>Clarifies its <text:span text:style-name="Strong_20_Emphasis">soft-power logic</text:span>.</text:p>
      <text:p text:style-name="Horizontal_20_Line"/>
      <text:h text:style-name="Heading_20_4" text:outline-level="4"><text:span text:style-name="Strong_20_Emphasis">Section 9 – Evaluation &amp; Scaling</text:span></text:h>
      <text:p text:style-name="Text_20_body">You might add:</text:p>
      <text:p text:style-name="Quotations">“Third-party monitoring bodies, possibly under a Global Ethics Observatory, publish transparent audits.”</text:p>
      <text:p text:style-name="Horizontal_20_Line"/>
      <text:h text:style-name="Heading_20_4" text:outline-level="4"><text:span text:style-name="Strong_20_Emphasis">Section 10 – Moral &amp; Diplomatic Pressure</text:span></text:h>
      <text:p text:style-name="Text_20_body">Consider naming key actors:</text:p>
      <text:p text:style-name="Quotations">“…with support from groups such as Religions for Peace, Avaaz, and youth platforms like Fridays for Future.”</text:p>
      <text:p text:style-name="Text_20_body">This ties it to <text:span text:style-name="Strong_20_Emphasis">real networks</text:span> already applying moral pressure globally.</text:p>
      <text:p text:style-name="Horizontal_20_Line"/>
      <text:h text:style-name="Heading_20_3" text:outline-level="3">🧭 Why This Path Works — Format Suggestion</text:h>
      <text:p text:style-name="Text_20_body">Make this section <text:span text:style-name="Strong_20_Emphasis">tabular</text:span> or bolded for easier scanning by policymakers:</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Mechanism</text:span></text:p>
            </table:table-cell>
            <table:table-cell table:style-name="Table1.A1" office:value-type="string">
              <text:p text:style-name="Table_20_Heading"><text:span text:style-name="Strong_20_Emphasis">Purpose</text:span></text:p>
            </table:table-cell>
          </table:table-row>
        </table:table-header-rows>
        <table:table-row>
          <table:table-cell table:style-name="Table1.A1" office:value-type="string">
            <text:p text:style-name="Table_20_Contents">Pilot federations &amp; UNPA</text:p>
          </table:table-cell>
          <table:table-cell table:style-name="Table1.A1" office:value-type="string">
            <text:p text:style-name="Table_20_Contents">Proof-of-concept within and outside existing systems</text:p>
          </table:table-cell>
        </table:table-row>
        <table:table-row>
          <table:table-cell table:style-name="Table1.A1" office:value-type="string">
            <text:p text:style-name="Table_20_Contents">Financial &amp; tech incentives</text:p>
          </table:table-cell>
          <table:table-cell table:style-name="Table1.A1" office:value-type="string">
            <text:p text:style-name="Table_20_Contents">Tangible benefits to encourage early participation</text:p>
          </table:table-cell>
        </table:table-row>
        <table:table-row>
          <table:table-cell table:style-name="Table1.A1" office:value-type="string">
            <text:p text:style-name="Table_20_Contents">Inclusive drafting &amp; citizen input</text:p>
          </table:table-cell>
          <table:table-cell table:style-name="Table1.A1" office:value-type="string">
            <text:p text:style-name="Table_20_Contents">Legitimacy, trust, and democratic ownership</text:p>
          </table:table-cell>
        </table:table-row>
        <table:table-row>
          <table:table-cell table:style-name="Table1.A1" office:value-type="string">
            <text:p text:style-name="Table_20_Contents">Symbolic status + preferential access</text:p>
          </table:table-cell>
          <table:table-cell table:style-name="Table1.A1" office:value-type="string">
            <text:p text:style-name="Table_20_Contents">Soft power leverage with minimal coercion</text:p>
          </table:table-cell>
        </table:table-row>
        <table:table-row>
          <table:table-cell table:style-name="Table1.A1" office:value-type="string">
            <text:p text:style-name="Table_20_Contents">Gradual scaling &amp; transparency</text:p>
          </table:table-cell>
          <table:table-cell table:style-name="Table1.A1" office:value-type="string">
            <text:p text:style-name="Table_20_Contents">Demonstrated success builds confidence, limits defection</text:p>
          </table:table-cell>
        </table:table-row>
        <table:table-row>
          <table:table-cell table:style-name="Table1.A1" office:value-type="string">
            <text:p text:style-name="Table_20_Contents">Moral pressure &amp; civic mobilization</text:p>
          </table:table-cell>
          <table:table-cell table:style-name="Table1.A1" office:value-type="string">
            <text:p text:style-name="Table_20_Contents">Sustains global demand, complements diplomacy</text:p>
          </table:table-cell>
        </table:table-row>
      </table:table>
      <text:p text:style-name="Horizontal_20_Line"/>
      <text:h text:style-name="Heading_20_3" text:outline-level="3">✅ Optional Next Steps</text:h>
      <text:p text:style-name="Text_20_body">Let me know if you’d like any of the following:</text:p>
      <text:list xml:id="list3160766347" text:style-name="L1">
        <text:list-item>
          <text:p text:style-name="P1">✅ Treaty text templates (for bilateral/multilateral incentive agreements)</text:p>
        </text:list-item>
        <text:list-item>
          <text:p text:style-name="P1">✅ Online platform wireframe for citizen participation</text:p>
        </text:list-item>
        <text:list-item>
          <text:p text:style-name="P1">✅ Timeline visualization (Gantt-style) of rollout over 5–10 years</text:p>
        </text:list-item>
        <text:list-item>
          <text:p text:style-name="P1">✅ Companion “Earth Compact Starter Kit” for nations interested in joining (press release, onboarding guide, etc.)</text:p>
        </text:list-item>
      </text:list>
      <text:p text:style-name="Horizontal_20_Line"/>
      <text:p text:style-name="Text_20_body"><text:soft-page-break/>Would you like this version formatted into a <text:span text:style-name="Strong_20_Emphasis">formal constitutional draft</text:span> with preamble language and citation footnot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31T17:51:51.163106484</meta:creation-date>
    <dc:date>2025-07-31T18:08:44.307569925</dc:date>
    <dc:creator>Peter Glen</dc:creator>
    <meta:editing-duration>PT16M54S</meta:editing-duration>
    <meta:editing-cycles>1</meta:editing-cycles>
    <meta:document-statistic meta:table-count="1" meta:image-count="0" meta:object-count="0" meta:page-count="4" meta:paragraph-count="68" meta:word-count="589" meta:character-count="4269" meta:non-whitespace-character-count="3744"/>
    <meta:generator>LibreOffice/7.3.7.2$Linux_X86_64 LibreOffice_project/30$Build-2</meta:generator>
  </office:meta>
</office:document-meta>
</file>